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fo:min-height="2.96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Consolas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케이스 스터디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중국 중부 축산 폐수 및 관련 저수지의 항생제 내성 유전자 분석</text:p>
            <text:p text:style-name="P1"><text:span text:style-name="T1">Rui, Y., &amp; Qiu, G. (2024). Analysis of antibiotic resistance genes in water reservoirs and related wastewater from animal farms in Central China. Microorganisms, 12(2), 396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선정이유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프로젝트의 목적인 ONE-HEALTH 의 목적에 부합함.</text:p>
                <text:list>
                  <text:list-item>
                    <text:p>환경 </text:p>
                    <text:list>
                      <text:list-item>
                        <text:p>저수지, 하천</text:p>
                      </text:list-item>
                    </text:list>
                  </text:list-item>
                  <text:list-item>
                    <text:p>동물</text:p>
                    <text:list>
                      <text:list-item>
                        <text:p>가축 건강은 축산 폐기물로 전파됨</text:p>
                      </text:list-item>
                    </text:list>
                  </text:list-item>
                  <text:list-item>
                    <text:p>사람 </text:p>
                    <text:list>
                      <text:list-item>
                        <text:p>농업수원,식수원인 저수지와 하천은 축산 폐기물에 노출되어 있음</text:p>
                      </text:list-item>
                    </text:list>
                  </text:list-item>
                </text:list>
              </text:list-item>
              <text:list-item>
                <text:p>ARG 분석이라는 목적이 명확함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연구 개요</text:p>
          </draw:text-box>
        </draw:frame>
        <draw:frame presentation:style-name="pr4" draw:layer="layout" svg:width="22.5cm" svg:height="12.065cm" svg:x="4.5cm" svg:y="2.54cm" presentation:class="outline" presentation:user-transformed="true">
          <draw:text-box>
            <text:list text:style-name="L2">
              <text:list-item>
                <text:p>배경</text:p>
                <text:list>
                  <text:list-item>
                    <text:p>항생제 내성(ABR)은 전 세계적인 공중 보건 문제</text:p>
                  </text:list-item>
                  <text:list-item>
                    <text:p>특히 동물 농장의 폐수는 항생제 내성 유전자(ARG)가 환경과 식수원으로 퍼져나가는 주요 경로 중 하나</text:p>
                  </text:list-item>
                </text:list>
              </text:list-item>
              <text:list-item>
                <text:p>연구 질문</text:p>
                <text:list>
                  <text:list-item>
                    <text:p>중국 중부 동물 농장 폐수와 인근 저수지에는 어떤 항생제 내성 유전자(ARG)가 존재하며, 그 전파 위험은 어느 정도인가?</text:p>
                  </text:list-item>
                </text:list>
              </text:list-item>
              <text:list-item>
                <text:p>핵심 결론</text:p>
                <text:list>
                  <text:list-item>
                    <text:p>농장 폐수에서 식수원까지 이어지는 ARG 전파 경로가 확인됨.</text:p>
                  </text:list-item>
                  <text:list-item>
                    <text:p>특히 치료에 중요한 글리코펩타이드 계열 항생제 내성 유전자와 여러 약제에 동시에 내성을 보이는 다제내성 유전자가 다수 발견되어, 폐수 관리가 시급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분석 데이터 소개</text:p>
          </draw:text-box>
        </draw:frame>
        <draw:frame presentation:style-name="pr4" draw:text-style-name="P5" draw:layer="layout" svg:width="22.5cm" svg:height="10.795cm" svg:x="4.5cm" svg:y="3.81cm" presentation:class="outline" presentation:user-transformed="true">
          <draw:text-box>
            <text:list text:style-name="L2">
              <text:list-item>
                <text:p><text:span text:style-name="T2">데이터 소스</text:span></text:p>
                <text:list>
                  <text:list-item>
                    <text:p><text:span text:style-name="T3">중국 중부 지역에서 </text:span><text:span text:style-name="T3">2023</text:span><text:span text:style-name="T3">년 </text:span><text:span text:style-name="T3">7</text:span><text:span text:style-name="T3">월에 수집된 총 </text:span><text:span text:style-name="T3">8</text:span><text:span text:style-name="T3">개의 물 샘플</text:span><text:span text:style-name="T3">.</text:span></text:p>
                    <text:list>
                      <text:list-item>
                        <text:p><text:span text:style-name="T3">식수용 저수지 샘플 </text:span><text:span text:style-name="T3">4</text:span><text:span text:style-name="T3">개 </text:span><text:span text:style-name="T3">(A21, A22, A23, A24) </text:span></text:p>
                      </text:list-item>
                      <text:list-item>
                        <text:p><text:span text:style-name="T3">동물 농장 폐수 샘플 </text:span><text:span text:style-name="T3">4</text:span><text:span text:style-name="T3">개 </text:span><text:span text:style-name="T3">(B21, B22, B23, B24)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데이터 유형</text:span></text:p>
                <text:list>
                  <text:list-item>
                    <text:p><text:span text:style-name="T3">메타지놈 샷건 시퀀싱 </text:span><text:span text:style-name="T3">(Metagenomic Shotgun Sequencing) </text:span><text:span text:style-name="T3">데이터</text:span><text:span text:style-name="T3">.</text:span></text:p>
                    <text:list>
                      <text:list-item>
                        <text:p><text:span text:style-name="T3">샘플 내 모든 미생물의 전체 </text:span><text:span text:style-name="T3">DNA </text:span><text:span text:style-name="T3">정보를 담고 있는 원시 데이터</text:span><text:span text:style-name="T3">(Raw Reads)</text:span></text:p>
                      </text:list-item>
                      <text:list-item>
                        <text:p><text:span text:style-name="T3">시퀀싱 장비 </text:span><text:span text:style-name="T3">: Illumina PE150</text:span></text:p>
                      </text:list-item>
                    </text:list>
                  </text:list-item>
                </text:list>
              </text:list-item>
              <text:list-item>
                <text:p><text:span text:style-name="T2">목표</text:span></text:p>
                <text:list>
                  <text:list-item>
                    <text:p text:style-name="P4"><text:span text:style-name="T3">이 원시 데이터</text:span><text:span text:style-name="T3">(FASTQ </text:span><text:span text:style-name="T3">파일</text:span><text:span text:style-name="T3">)</text:span><text:span text:style-name="T3">로부터 출발하여 논문의 핵심 분석 과정을 그대로 재현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전체 워크플로우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 text:style-name="P6"><text:span text:style-name="T4">1</text:span><text:span text:style-name="T4">단계</text:span><text:span text:style-name="T4">: </text:span><text:span text:style-name="T4">데이터 전처리 </text:span><text:span text:style-name="T4">(Pre-processing)</text:span></text:p>
                <text:list>
                  <text:list-item>
                    <text:p text:style-name="P6"><text:span text:style-name="T4">논문 도구</text:span><text:span text:style-name="T4">: Readfq, Bowtie2</text:span></text:p>
                    <text:list>
                      <text:list-item>
                        <text:p text:style-name="P6"><text:span text:style-name="T4">원시 데이터에서 저품질 서열을 제거하고 정제합니다</text:span><text:span text:style-name="T4">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2</text:span><text:span text:style-name="T4">단계</text:span><text:span text:style-name="T4">: </text:span><text:span text:style-name="T4">메타지놈 조립 </text:span><text:span text:style-name="T4">(Assembly)</text:span></text:p>
                <text:list>
                  <text:list-item>
                    <text:p text:style-name="P6"><text:span text:style-name="T4">논문 도구</text:span><text:span text:style-name="T4">: MEGAHIT</text:span></text:p>
                    <text:list>
                      <text:list-item>
                        <text:p text:style-name="P6"><text:span text:style-name="T4">정제된 </text:span><text:span text:style-name="T4">DNA </text:span><text:span text:style-name="T4">조각들을 조합하여 긴 유전체 서열</text:span><text:span text:style-name="T4">(Contig)</text:span><text:span text:style-name="T4">을 만듭니다</text:span><text:span text:style-name="T4">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3</text:span><text:span text:style-name="T4">단계</text:span><text:span text:style-name="T4">: </text:span><text:span text:style-name="T4">유전자 예측 </text:span><text:span text:style-name="T4">(Gene Prediction)</text:span></text:p>
                <text:list>
                  <text:list-item>
                    <text:p text:style-name="P6"><text:span text:style-name="T4">논문 도구</text:span><text:span text:style-name="T4">: MetaGeneMark</text:span></text:p>
                    <text:list>
                      <text:list-item>
                        <text:p text:style-name="P6"><text:span text:style-name="T4">조립된 유전체 서열에서 유전자 영역을 찾아냅니다</text:span><text:span text:style-name="T4">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4</text:span><text:span text:style-name="T4">단계</text:span><text:span text:style-name="T4">: </text:span><text:span text:style-name="T4">내성 유전자 분석 </text:span><text:span text:style-name="T4">(ARG Annotation)</text:span></text:p>
                <text:list>
                  <text:list-item>
                    <text:p text:style-name="P6"><text:span text:style-name="T4">논문 도구</text:span><text:span text:style-name="T4">: RGI (Resistance Gene Identifier)</text:span></text:p>
                    <text:list>
                      <text:list-item>
                        <text:p text:style-name="P6"><text:span text:style-name="T4">예측된 유전자가 어떤 항생제 내성 기능을 갖는지 최종 분석합니다</text:span><text:span text:style-name="T4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5">1</text:span><text:span text:style-name="T5">단계</text:span><text:span text:style-name="T5">: </text:span><text:span text:style-name="T5">데이터 전처리 </text:span><text:span text:style-name="T5">(Pre-processing)</text:span>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4"><text:span text:style-name="T6">목표</text:span><text:span text:style-name="T6">: </text:span><text:span text:style-name="T6">원시 데이터</text:span><text:span text:style-name="T6">(raw reads)</text:span><text:span text:style-name="T6">를 분석에 적합하도록 정제</text:span></text:p>
                <text:list>
                  <text:list-item>
                    <text:p text:style-name="P6"><text:span text:style-name="T6">논문 사용 도구</text:span><text:span text:style-name="T6">:</text:span></text:p>
                    <text:list>
                      <text:list-item>
                        <text:p text:style-name="P6"><text:span text:style-name="T6">Readfq :</text:span><text:span text:style-name="T6">데이터 처리</text:span></text:p>
                      </text:list-item>
                      <text:list-item>
                        <text:p text:style-name="P6"><text:span text:style-name="T6">Bowtie2 :</text:span><text:span text:style-name="T6">필터링</text:span></text:p>
                        <text:list>
                          <text:list-item>
                            <text:p text:style-name="P6"><text:span text:style-name="T6">Default </text:span><text:span text:style-name="T6">설정으로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6">재현 방법 </text:span><text:span text:style-name="T6">(Bioconda):</text:span></text:p>
                    <text:list>
                      <text:list-item>
                        <text:p text:style-name="P6"><text:span text:style-name="T6">품질 관리</text:span><text:span text:style-name="T6">: Trimmomatic </text:span></text:p>
                      </text:list-item>
                      <text:list-item>
                        <text:p text:style-name="P6"><text:span text:style-name="T6">필터링 </text:span><text:span text:style-name="T6">:Bowtie2</text:span></text:p>
                      </text:list-item>
                      <text:list-item>
                        <text:p text:style-name="P6"><text:span text:style-name="T6">데이터 취득 </text:span><text:span text:style-name="T6">: </text:span><text:span text:style-name="T6"><text:a xlink:href="https://ngdc.cncb.ac.cn/gsa" xlink:type="simple">https://ngdc.cncb.ac.cn/gsa</text:a></text:span></text:p>
                        <text:list>
                          <text:list-item>
                            <text:p text:style-name="P4"><text:span text:style-name="T6">고유번호 검색 </text:span><text:span text:style-name="T6">: CRA012181 </text:span><text:span text:style-name="T6">후 해당 파일 다운로드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5">1</text:span><text:span text:style-name="T5">단계</text:span><text:span text:style-name="T5">: </text:span><text:span text:style-name="T5">데이터 전처리 </text:span><text:span text:style-name="T5">(Pre-processing)</text:span>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4"><text:span text:style-name="T6">목표</text:span><text:span text:style-name="T6">: </text:span><text:span text:style-name="T6">원시 데이터</text:span><text:span text:style-name="T6">(raw reads)</text:span><text:span text:style-name="T6">를 분석에 적합하도록 정제</text:span></text:p>
                <text:list>
                  <text:list-item>
                    <text:p text:style-name="P4"><text:span text:style-name="T6">Conda </text:span><text:span text:style-name="T6">설치</text:span><text:span text:style-name="T6">:</text:span></text:p>
                    <text:p text:style-name="P6"><text:span text:style-name="T6">conda install -c conda-forge -c bioconda trimmomatic bowtie2 pandas tqdm</text:span></text:p>
                  </text:list-item>
                  <text:list-item>
                    <text:p text:style-name="P6"><text:span text:style-name="T6">실행 예시 </text:span><text:span text:style-name="T6">1 (</text:span><text:span text:style-name="T6">다운로드</text:span><text:span text:style-name="T6">) :</text:span></text:p>
                    <text:list>
                      <text:list-item>
                        <text:p text:style-name="P6"><text:span text:style-name="T6">논문 검색 후 </text:span><text:span text:style-name="T6">runinfo </text:span><text:span text:style-name="T6">다운로드</text:span></text:p>
                      </text:list-item>
                      <text:list-item>
                        <text:p text:style-name="P6"><text:span text:style-name="T7">데이터 다운로드 스크립트 </text:span><text:span text:style-name="T7">(wget </text:span><text:span text:style-name="T7">혹은 </text:span><text:span text:style-name="T7">python urllib.request </text:span><text:span text:style-name="T7">사용해 다운로드</text:span><text:span text:style-name="T7">) </text:span><text:span text:style-name="T7">실행</text:span></text:p>
                        <text:p text:style-name="P6"><text:span text:style-name="T7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5">1</text:span><text:span text:style-name="T5">단계</text:span><text:span text:style-name="T5">: </text:span><text:span text:style-name="T5">데이터 전처리 </text:span><text:span text:style-name="T5">(Pre-processing)</text:span>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4"><text:span text:style-name="T6">목표</text:span><text:span text:style-name="T6">: </text:span><text:span text:style-name="T6">원시 데이터</text:span><text:span text:style-name="T6">(raw reads)</text:span><text:span text:style-name="T6">를 분석에 적합하도록 정제</text:span></text:p>
                <text:list>
                  <text:list-item>
                    <text:p text:style-name="P6"><text:span text:style-name="T6">실행 예시 </text:span><text:span text:style-name="T6">(</text:span><text:span text:style-name="T6">분석 시작</text:span><text:span text:style-name="T6">):</text:span></text:p>
                    <text:list>
                      <text:list-item>
                        <text:p text:style-name="P6"><text:span text:style-name="T6">품질 및 어댑터 제거 </text:span><text:span text:style-name="T6">(Trimmomatic): </text:span></text:p>
                      </text:list-item>
                    </text:list>
                    <text:p text:style-name="P6"><text:span text:style-name="T7">trimmomatic PE -threads 4 raw_R1.fastq.gz raw_R2.fastq.gz </text:span><text:span text:style-name="T7">clean_R1.fastq.gz unpaired_R1.fastq.gz clean_R2.fastq.gz </text:span><text:span text:style-name="T7">unpaired_R2.fastq.gz</text:span></text:p>
                    <text:list>
                      <text:list-item text:start-value="1">
                        <text:p text:style-name="P6"><text:span text:style-name="T6">필터링 </text:span><text:span text:style-name="T6">(Bowtie2): </text:span></text:p>
                      </text:list-item>
                    </text:list>
                    <text:p text:style-name="P6"><text:span text:style-name="T7">bowtie2 -x &lt;host_db&gt; -1 clean_R1.fastq.gz -2 clean_R2.fastq.gz --un-conc-</text:span><text:span text:style-name="T7">gz non_host.fastq.gz</text:span></text:p>
                    <text:list>
                      <text:list-item>
                        <text:list>
                          <text:list-item text:start-value="1">
                            <text:p text:style-name="P6"><text:span text:style-name="T7">이 연구에선 </text:span><text:span text:style-name="T7">Default mode</text:span><text:span text:style-name="T7">로 진행</text:span></text:p>
                          </text:list-item>
                          <text:list-item>
                            <text:p text:style-name="P11"><text:span text:style-name="T7">host_db </text:span><text:span text:style-name="T7">는 </text:span><text:span text:style-name="T7">Reference Genome</text:span><text:span text:style-name="T7">을 의미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5">2</text:span><text:span text:style-name="T5">단계</text:span><text:span text:style-name="T5">: </text:span><text:span text:style-name="T5">메타지놈 조립 </text:span><text:span text:style-name="T5">(Assembly)</text:span></text:p>
          </draw:text-box>
        </draw:frame>
        <draw:frame presentation:style-name="pr4" draw:text-style-name="P5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><text:span text:style-name="T3">목표</text:span><text:span text:style-name="T3">: </text:span><text:span text:style-name="T3">정제된 짧은 </text:span><text:span text:style-name="T3">DNA </text:span><text:span text:style-name="T3">조각</text:span><text:span text:style-name="T3">(reads)</text:span><text:span text:style-name="T3">들을 길게 이어 붙여</text:span><text:span text:style-name="T3">(contigs) </text:span><text:span text:style-name="T3">미생물의 유전체 초안 생성</text:span><text:span text:style-name="T3">.</text:span></text:p>
                <text:list>
                  <text:list-item>
                    <text:p><text:span text:style-name="T3">논문 사용 도구 </text:span><text:span text:style-name="T3">: MEGAHIT</text:span></text:p>
                    <text:list>
                      <text:list-item>
                        <text:p><text:span text:style-name="T3">MEGAHIT</text:span><text:span text:style-name="T3">는 복잡한 메타지놈 샘플 조립에 가장 적합한 표준 도구</text:span></text:p>
                      </text:list-item>
                    </text:list>
                    <text:p><text:span text:style-name="T3"/></text:p>
                  </text:list-item>
                  <text:list-item>
                    <text:p><text:span text:style-name="T3">Conda </text:span><text:span text:style-name="T3">설치</text:span><text:span text:style-name="T3">:</text:span></text:p>
                    <text:p><text:span text:style-name="T8">conda install -c bioconda megahit</text:span></text:p>
                    <text:p><text:span text:style-name="T3"/></text:p>
                  </text:list-item>
                  <text:list-item>
                    <text:p><text:span text:style-name="T3">실행 예시</text:span><text:span text:style-name="T3">:</text:span></text:p>
                    <text:p><text:span text:style-name="T8">megahit -1 non_host.1.fastq.gz -2 non_host.2.fastq.gz -o megahit_outpu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5">3</text:span><text:span text:style-name="T5">단계</text:span><text:span text:style-name="T5">: </text:span><text:span text:style-name="T5">유전자 예측 </text:span><text:span text:style-name="T5">(Gene Prediction)</text:span></text:p>
          </draw:text-box>
        </draw:frame>
        <draw:frame presentation:style-name="pr4" draw:text-style-name="P5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4"><text:span text:style-name="T3">목표</text:span><text:span text:style-name="T3">: </text:span><text:span text:style-name="T3">조립된 </text:span><text:span text:style-name="T3">DNA </text:span><text:span text:style-name="T3">서열</text:span><text:span text:style-name="T3">(contigs) </text:span><text:span text:style-name="T3">위에서 단백질을 코딩하는 유전자</text:span><text:span text:style-name="T3">(ORF) </text:span><text:span text:style-name="T3">영역을 예측</text:span><text:span text:style-name="T3">.</text:span></text:p>
                <text:list>
                  <text:list-item>
                    <text:p text:style-name="P6"><text:span text:style-name="T3">논문 사용 도구</text:span><text:span text:style-name="T3">: MetaGeneMark </text:span></text:p>
                    <text:p text:style-name="P6"><text:span text:style-name="T3"/></text:p>
                  </text:list-item>
                  <text:list-item>
                    <text:p text:style-name="P6"><text:span text:style-name="T3">Conda </text:span><text:span text:style-name="T3">설치</text:span><text:span text:style-name="T3">:</text:span></text:p>
                    <text:list>
                      <text:list-header>
                        <text:p text:style-name="P6"><text:span text:style-name="T8">Conda install -c bioconda prodigal</text:span></text:p>
                      </text:list-header>
                    </text:list>
                    <text:p text:style-name="P6"><text:span text:style-name="T3"/></text:p>
                  </text:list-item>
                  <text:list-item>
                    <text:p text:style-name="P6"><text:span text:style-name="T3">실행 예시</text:span><text:span text:style-name="T3">:</text:span></text:p>
                    <text:list>
                      <text:list-header>
                        <text:p text:style-name="P6"><text:span text:style-name="T8">prodigal -i megahit_output/final.contigs.fa -a proteins.faa -p meta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964cm" svg:x="4.5cm" svg:y="0.418cm" presentation:class="title" presentation:user-transformed="true">
          <draw:text-box>
            <text:p text:style-name="P7"><text:span text:style-name="T5">4</text:span><text:span text:style-name="T5">단계 </text:span><text:span text:style-name="T5">: </text:span><text:span text:style-name="T5">항생제 내성 유전자 분석 </text:span><text:span text:style-name="T5">(ARG Annotation)</text:span></text:p>
          </draw:text-box>
        </draw:frame>
        <draw:frame presentation:style-name="pr4" draw:text-style-name="P5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4"><text:span text:style-name="T3">목표</text:span><text:span text:style-name="T3">: </text:span><text:span text:style-name="T3">예측된 유전자들을 항생제 내성 유전자 데이터베이스와 비교하여 최종 </text:span><text:span text:style-name="T3">ARG </text:span><text:span text:style-name="T3">목록을 확보</text:span></text:p>
                <text:list>
                  <text:list-item>
                    <text:p text:style-name="P6"><text:span text:style-name="T3">논문 사용 도구 </text:span><text:span text:style-name="T3">: RGI (Resistance Gene Identifier)</text:span></text:p>
                    <text:list>
                      <text:list-item>
                        <text:p text:style-name="P6"><text:span text:style-name="T3">CARD </text:span><text:span text:style-name="T3">데이터베이스 기반</text:span></text:p>
                      </text:list-item>
                      <text:list-item>
                        <text:p text:style-name="P6"><text:span text:style-name="T3">항생제 내성 유전자를 탐색하는 가장 표준적인 도구</text:span></text:p>
                      </text:list-item>
                    </text:list>
                    <text:p text:style-name="P6"><text:span text:style-name="T3"/></text:p>
                  </text:list-item>
                  <text:list-item>
                    <text:p text:style-name="P6"><text:span text:style-name="T3">Conda </text:span><text:span text:style-name="T3">설치</text:span><text:span text:style-name="T3">:</text:span></text:p>
                    <text:list>
                      <text:list-header>
                        <text:p text:style-name="P6"><text:span text:style-name="T8">conda install -c bioconda rgi</text:span></text:p>
                        <text:p text:style-name="P6"><text:span text:style-name="T8"># CARD </text:span><text:span text:style-name="T8">데이터베이스 최신 버전 다운로드 및 로드 </text:span><text:span text:style-name="T8">(</text:span><text:span text:style-name="T8">최초 </text:span><text:span text:style-name="T8">1</text:span><text:span text:style-name="T8">회</text:span><text:span text:style-name="T8">)</text:span></text:p>
                        <text:p text:style-name="P6"><text:span text:style-name="T8">rgi data_download --card_version</text:span></text:p>
                        <text:p text:style-name="P6"><text:span text:style-name="T8">rgi load --card_json &lt;path/to/card.json&gt; --local</text:span></text:p>
                      </text:list-header>
                    </text:list>
                    <text:p text:style-name="P6"><text:span text:style-name="T8"/></text:p>
                  </text:list-item>
                  <text:list-item>
                    <text:p text:style-name="P6"><text:span text:style-name="T3">실행 예시</text:span><text:span text:style-name="T3">:</text:span></text:p>
                    <text:list>
                      <text:list-header>
                        <text:p text:style-name="P6"><text:span text:style-name="T8">rgi main -i predicted_proteins.faa -o rgi_output.tsv -t protein --local --clean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0:24:22.631548254</meta:creation-date>
    <meta:editing-duration>PT3H23M54S</meta:editing-duration>
    <meta:editing-cycles>45</meta:editing-cycles>
    <meta:generator>LibreOffice/24.2.7.2$Linux_X86_64 LibreOffice_project/420$Build-2</meta:generator>
    <dc:title>DNA</dc:title>
    <dc:date>2025-09-16T17:00:20.674511922</dc:date>
    <meta:document-statistic meta:object-count="146"/>
  </office:meta>
</office:document-meta>
</file>